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8cm" fo:margin-top="0cm" fo:margin-bottom="0cm" style:page-number="auto" table:align="left" style:writing-mode="lr-tb"/>
    </style:style>
    <style:style style:name="Table6.A" style:family="table-column">
      <style:table-column-properties style:column-width="4.784cm"/>
    </style:style>
    <style:style style:name="Table6.B" style:family="table-column">
      <style:table-column-properties style:column-width="5.221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9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c1e84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c1e84" officeooo:paragraph-rsid="001c1e84"/>
    </style:style>
    <style:style style:name="P6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1d8148" officeooo:paragraph-rsid="001d814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2182e4" officeooo:paragraph-rsid="002182e4" style:font-weight-asian="normal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4" style:family="text">
      <style:text-properties fo:color="#666666" fo:font-size="10pt" fo:letter-spacing="-0.004cm" fo:font-style="italic" officeooo:rsid="001ecc81" style:font-size-asian="10pt" style:font-style-asian="italic" style:font-size-complex="10pt" style:font-style-complex="italic"/>
    </style:style>
    <style:style style:name="T5" style:family="text">
      <style:text-properties fo:color="#666666" fo:font-size="10pt" fo:letter-spacing="-0.004cm" fo:font-style="italic" officeooo:rsid="0020c28c" style:font-size-asian="10pt" style:font-style-asian="italic" style:font-size-complex="10pt" style:font-style-complex="italic"/>
    </style:style>
    <style:style style:name="T6" style:family="text">
      <style:text-properties fo:color="#666666" fo:font-size="10pt" fo:letter-spacing="-0.004cm" fo:font-style="italic" officeooo:rsid="002182e4" style:font-size-asian="10pt" style:font-style-asian="italic" style:font-size-complex="10pt" style:font-style-complex="italic"/>
    </style:style>
    <style:style style:name="T7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color="#666666" fo:font-size="10pt" fo:letter-spacing="-0.004cm" fo:font-style="italic" fo:font-weight="normal" officeooo:rsid="001ecc81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666666" fo:font-size="10pt" fo:letter-spacing="-0.004cm" fo:font-style="italic" fo:font-weight="normal" officeooo:rsid="0020c28c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666666" fo:font-size="10pt" fo:letter-spacing="-0.004cm" fo:font-style="normal" officeooo:rsid="0020c28c" style:font-size-asian="10pt" style:font-style-asian="normal" style:font-size-complex="10pt" style:font-style-complex="normal"/>
    </style:style>
    <style:style style:name="T11" style:family="text">
      <style:text-properties fo:color="#666666" fo:font-size="10pt" fo:letter-spacing="-0.004cm" fo:font-style="normal" fo:font-weight="normal" officeooo:rsid="0020c28c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666666" fo:font-size="10pt" fo:font-style="italic" fo:font-weight="normal" officeooo:rsid="00227464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14" style:family="text">
      <style:text-properties fo:color="#666666" fo:font-size="10pt" fo:font-style="italic" officeooo:rsid="00227464" style:font-size-asian="10pt" style:font-style-asian="italic" style:font-size-complex="10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<text:span text:style-name="T1">TAG</text:span></text:p>
          </table:table-cell>
          <table:table-cell table:style-name="Table6.A1" office:value-type="string">
            <text:p text:style-name="P1"><text:span text:style-name="T1">INHALT</text:span></text:p>
          </table:table-cell>
          <table:table-cell table:style-name="Table6.A1" office:value-type="string">
            <text:p text:style-name="P1"><text:span text:style-name="T1">ARBEITSZEIT</text:span></text:p>
          </table:table-cell>
          <table:table-cell table:style-name="Table6.D1" office:value-type="string">
            <text:p text:style-name="P1"><text:span text:style-name="T1">ORT</text:span></text:p>
          </table:table-cell>
        </table:table-row>
        <table:table-row table:style-name="Table6.2">
          <table:table-cell table:style-name="Table6.A2" office:value-type="string">
            <text:p text:style-name="P3"/>
            <text:p text:style-name="P1"><text:span text:style-name="T1">2016/0</text:span><text:span text:style-name="T2">6</text:span><text:span text:style-name="T1">/</text:span><text:span text:style-name="T2">06</text:span><text:span text:style-name="T1"> – MONTAG</text:span></text:p>
            <text:p text:style-name="P3"/>
          </table:table-cell>
          <table:table-cell table:style-name="Table6.A2" office:value-type="string">
            <text:p text:style-name="P6"><text:span text:style-name="T3"/></text:p>
            <text:p text:style-name="P6"><text:span text:style-name="T3">AS: </text:span><text:span text:style-name="T7">Aufgaben bezüglich Java nachgearbeitet.</text:span></text:p>
            <text:p text:style-name="P7"><text:span text:style-name="T3"/></text:p>
          </table:table-cell>
          <table:table-cell table:style-name="Table6.A2" office:value-type="string">
            <text:p text:style-name="P2"><text:span text:style-name="T3">7 h 48 min</text:span></text:p>
          </table:table-cell>
          <table:table-cell table:style-name="Table6.D2" office:value-type="string">
            <text:p text:style-name="P5"><text:span text:style-name="T3">OSZIMT</text:span></text:p>
          </table:table-cell>
        </table:table-row>
        <table:table-row table:style-name="Table6.3">
          <table:table-cell table:style-name="Table6.A2" office:value-type="string">
            <text:p text:style-name="P1"><text:span text:style-name="T1">2016/0</text:span><text:span text:style-name="T2">6</text:span><text:span text:style-name="T1">/</text:span><text:span text:style-name="T2">07</text:span><text:span text:style-name="T1"> – DIENSTAG</text:span></text:p>
          </table:table-cell>
          <table:table-cell table:style-name="Table6.B3" office:value-type="string">
            <text:p text:style-name="P8"/>
            <text:p text:style-name="P11"><text:span text:style-name="T3">CISCO: </text:span><text:span text:style-name="T8">Access lists gelesen und bearbeitet, Dienste für IP-Adressierung gelesen und bearbeitet, Klausur geschrieben.</text:span></text:p>
            <text:p text:style-name="P11"><text:span text:style-name="T3">ITS: </text:span><text:span text:style-name="T8">EIGRP für </text:span><text:span text:style-name="T4">CISCO</text:span><text:span text:style-name="T8"> in </text:span><text:span text:style-name="T4">ITS </text:span><text:span text:style-name="T8">gelernt.</text:span></text:p>
            <text:p text:style-name="P11"><text:span text:style-name="T3"/></text:p>
          </table:table-cell>
          <table:table-cell table:style-name="Table6.A2" office:value-type="string">
            <text:p text:style-name="P2"><text:span text:style-name="T3">7 h 48 min</text:span></text:p>
          </table:table-cell>
          <table:table-cell table:style-name="Table6.D2" office:value-type="string">
            <text:p text:style-name="P5"><text:span text:style-name="T3">OSZIMT</text:span></text:p>
          </table:table-cell>
        </table:table-row>
        <table:table-row table:style-name="Table6.4">
          <table:table-cell table:style-name="Table6.A2" office:value-type="string">
            <text:p text:style-name="P1"><text:span text:style-name="T1">2016/0</text:span><text:span text:style-name="T2">6</text:span><text:span text:style-name="T1">/</text:span><text:span text:style-name="T2">08</text:span><text:span text:style-name="T1"> – MITTWOCH</text:span></text:p>
          </table:table-cell>
          <table:table-cell table:style-name="Table6.B4" office:value-type="string">
            <text:p text:style-name="P8"/>
            <text:p text:style-name="P11"><text:span text:style-name="T3">ITS: </text:span><text:span text:style-name="T8">Klausur geschrieben.</text:span></text:p>
            <text:p text:style-name="P11"><text:span text:style-name="T3">WSK: </text:span><text:span text:style-name="T9">An Podiumsdiskussion teilgenommen. Anschließend die Diskussion gemeinsam im Unterricht ausgewertet.</text:span></text:p>
            <text:p text:style-name="P11"><text:span text:style-name="T3">LINUX: </text:span><text:span text:style-name="T9">Projekt: Aufbau der OSZIMT Verzeichnisstruktur.</text:span></text:p>
            <text:p text:style-name="P11"><text:span text:style-name="T3">BP: </text:span><text:span text:style-name="T9">Besprechung der letzten Klausur, Lagerhaltung/Beschaffung gelesen und Gruppenaufgaben bearbeitet.</text:span></text:p>
            <text:p text:style-name="P8"/>
          </table:table-cell>
          <table:table-cell table:style-name="Table6.A2" office:value-type="string">
            <text:p text:style-name="P2"><text:span text:style-name="T3">7 h 48 min</text:span></text:p>
          </table:table-cell>
          <table:table-cell table:style-name="Table6.D2" office:value-type="string">
            <text:p text:style-name="P5"><text:span text:style-name="T3">OSZIMT</text:span></text:p>
          </table:table-cell>
        </table:table-row>
        <table:table-row table:style-name="Table6.5">
          <table:table-cell table:style-name="Table6.A2" office:value-type="string">
            <text:p text:style-name="P1"><text:span text:style-name="T1">2016/0</text:span><text:span text:style-name="T2">6</text:span><text:span text:style-name="T1">/</text:span><text:span text:style-name="T2">09</text:span><text:span text:style-name="T1"> – DONNERSTAG</text:span></text:p>
          </table:table-cell>
          <table:table-cell table:style-name="Table6.B5" office:value-type="string">
            <text:p text:style-name="P8"/>
            <text:p text:style-name="P13"><text:span text:style-name="T6">K</text:span><text:span text:style-name="T3">RANK</text:span></text:p>
            <text:p text:style-name="P12"/>
          </table:table-cell>
          <table:table-cell table:style-name="Table6.A2" office:value-type="string">
            <text:p text:style-name="P1"><text:span text:style-name="T3">/</text:span></text:p>
          </table:table-cell>
          <table:table-cell table:style-name="Table6.D2" office:value-type="string">
            <text:p text:style-name="P1"><text:span text:style-name="T3">OSZIMT</text:span></text:p>
          </table:table-cell>
        </table:table-row>
        <table:table-row table:style-name="Table6.6">
          <table:table-cell table:style-name="Table6.A2" office:value-type="string">
            <text:p text:style-name="P1"><text:span text:style-name="T1">2016/0</text:span><text:span text:style-name="T2">6</text:span><text:span text:style-name="T1">/</text:span><text:span text:style-name="T2">1</text:span><text:span text:style-name="T1">0 – FREITAG</text:span></text:p>
          </table:table-cell>
          <table:table-cell table:style-name="Table6.B6" office:value-type="string">
            <text:p text:style-name="P9"/>
            <text:p text:style-name="P11"><text:span text:style-name="T13">WSK: </text:span><text:span text:style-name="T12">Lesen und Bearbeiten von verschiedenen Blättern bezüglich Sozialversicherungen im Stationsdurchlauf.</text:span></text:p>
            <text:p text:style-name="P11"><text:span text:style-name="T13">BP: </text:span><text:span text:style-name="T12">Klausur geschrieben.</text:span></text:p>
            <text:p text:style-name="P11"><text:span text:style-name="T13">AS: </text:span><text:span text:style-name="T12">Weitere Aufgaben in Java nachgearbeitet.</text:span></text:p>
            <text:p text:style-name="P9"/>
          </table:table-cell>
          <table:table-cell table:style-name="Table6.A2" office:value-type="string">
            <text:p text:style-name="P1"><text:span text:style-name="T3">7 h 48 min</text:span></text:p>
          </table:table-cell>
          <table:table-cell table:style-name="Table6.D2" office:value-type="string">
            <text:p text:style-name="P1"><text:span text:style-name="T3">OSZIMT</text:span>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1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1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fo:font-size="12pt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7cm" style:rel-width="100%" fo:margin-left="-0.018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-0.035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fo:margin-left="-0.035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498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fo:margin-left="-0.035cm" fo:margin-top="0cm" fo:margin-bottom="0cm" table:align="left" style:writing-mode="lr-tb"/>
    </style:style>
    <style:style style:name="Table4.A" style:family="table-column">
      <style:table-column-properties style:column-width="5.666cm"/>
    </style:style>
    <style:style style:name="Table4.B" style:family="table-column">
      <style:table-column-properties style:column-width="5.667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fo:margin-left="-0.035cm" fo:margin-top="0cm" fo:margin-bottom="0cm" table:align="left" style:writing-mode="lr-tb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7.997cm"/>
    </style:style>
    <style:style style:name="Table5.C" style:family="table-column">
      <style:table-column-properties style:column-width="4.503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text-properties text:display="none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MT3" style:family="text">
      <style:text-properties fo:color="#666666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Table_20_Contents"><text:span text:style-name="MT1">ZEEB, CHARLOTTE</text:span></text:p>
            </table:table-cell>
            <table:table-cell table:style-name="Table1.A1" table:number-rows-spanned="2" office:value-type="string">
              <text:p text:style-name="MP1"><text:span text:style-name="MT1">HELMHOLTZ-ZENTRUM BERLIN</text:span></text:p>
            </table:table-cell>
            <table:table-cell table:style-name="Table1.C1" office:value-type="string">
              <text:p text:style-name="MP2"><text:span text:style-name="MT1">2. SEMESTER</text:span>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6</text:span><text:span text:style-name="MT1">/</text:span><text:span text:style-name="MT2">06</text:span><text:span text:style-name="MT1"> – 2016/0</text:span><text:span text:style-name="MT2">6</text:span><text:span text:style-name="MT1">/</text:span><text:span text:style-name="MT2">1</text:span><text:span text:style-name="MT1">0</text:span></text:p>
            </table:table-cell>
            <table:covered-table-cell/>
            <table:table-cell table:style-name="Table1.C1" office:value-type="string">
              <text:p text:style-name="MP2"><text:span text:style-name="MT1">KW 2</text:span><text:span text:style-name="MT2">3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3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Table_20_Contents"><text:span text:style-name="MT3">Unterschrift Ausbilder</text:span></text:p>
            </table:table-cell>
            <table:table-cell table:style-name="Table3.A1" office:value-type="string">
              <text:p text:style-name="MP2"><text:span text:style-name="MT3">Unterschrift Auszubildender</text:span>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3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1"><text:span text:style-name="MT3">Unterschrift Klassenlehrer/Außerbetriebliche Fortbildung</text:span></text:p>
            </table:table-cell>
            <table:table-cell table:style-name="Table5.A1" office:value-type="string">
              <text:p text:style-name="MP2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6-24T10:33:23.294445392</dc:date>
    <meta:editing-cycles>28</meta:editing-cycles>
    <dc:title>Header Schule</dc:title>
    <meta:editing-duration>PT1H22M17S</meta:editing-duration>
    <meta:generator>LibreOffice/5.1.3.2$Linux_X86_64 LibreOffice_project/10m0$Build-2</meta:generator>
    <meta:document-statistic meta:table-count="6" meta:image-count="0" meta:object-count="0" meta:page-count="1" meta:paragraph-count="38" meta:word-count="131" meta:character-count="1043" meta:non-whitespace-character-count="944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